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B300000047A88B63BD3B81B6FA.png" manifest:media-type="image/png"/>
  <manifest:file-entry manifest:full-path="Pictures/1000000000000041000000414889B398BBBCCDA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-BoldMT" svg:font-family="Arial-BoldMT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54cm" fo:margin-left="-0.191cm" fo:margin-top="0cm" fo:margin-bottom="0cm" table:align="left" style:writing-mode="lr-tb"/>
    </style:style>
    <style:style style:name="Таблица1.A" style:family="table-column">
      <style:table-column-properties style:column-width="8.426cm"/>
    </style:style>
    <style:style style:name="Таблица1.B" style:family="table-column">
      <style:table-column-properties style:column-width="8.428cm"/>
    </style:style>
    <style:style style:name="Таблица1.1" style:family="table-row">
      <style:table-row-properties style:min-row-height="0.383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2.452cm" fo:keep-together="auto"/>
    </style:style>
    <style:style style:name="Таблица1.3" style:family="table-row">
      <style:table-row-properties style:min-row-height="0.406cm" fo:keep-together="auto"/>
    </style:style>
    <style:style style:name="Таблица1.4" style:family="table-row">
      <style:table-row-properties style:min-row-height="1.372cm" fo:keep-together="auto"/>
    </style:style>
    <style:style style:name="Таблица1.6" style:family="table-row">
      <style:table-row-properties style:min-row-height="2.071cm" fo:keep-together="auto"/>
    </style:style>
    <style:style style:name="Таблица1.8" style:family="table-row">
      <style:table-row-properties style:min-row-height="1.035cm" fo:keep-together="auto"/>
    </style:style>
    <style:style style:name="Таблица1.10" style:family="table-row">
      <style:table-row-properties style:min-row-height="1.012cm" fo:keep-together="auto"/>
    </style:style>
    <style:style style:name="P1" style:family="paragraph" style:parent-style-name="Header">
      <style:text-properties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fo:font-weight="bold" style:letter-kerning="false" style:font-name-asian="Calibri1" style:font-size-asian="11pt" style:language-asian="en" style:country-asian="US" style:font-weight-asian="bold" style:font-name-complex="Arial-BoldMT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 style:font-weight-complex="bold"/>
    </style:style>
    <style:style style:name="P8" style:family="paragraph" style:parent-style-name="Standard">
      <style:text-properties officeooo:paragraph-rsid="001fa239"/>
    </style:style>
    <style:style style:name="P9" style:family="paragraph" style:parent-style-name="Standard">
      <style:paragraph-properties fo:text-align="center" style:justify-single-word="false"/>
      <style:text-properties fo:font-weight="bold" officeooo:paragraph-rsid="001fa239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0pt" fo:language="ru" fo:country="RU" officeooo:rsid="001bc58c" officeooo:paragraph-rsid="001fa239" style:letter-kerning="false" style:font-name-asian="Calibri1" style:font-size-asian="10pt" style:language-asian="en" style:country-asian="US" style:font-name-complex="Times New Roman1" style:font-size-complex="10pt" style:language-complex="ar" style:country-complex="SA" style:font-weight-complex="bold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language="en" fo:country="US" style:font-name-complex="Times New Roman1"/>
    </style:style>
    <style:style style:name="T2" style:family="text">
      <style:text-properties style:font-name="Times New Roman" style:font-name-complex="Times New Roman1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28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 text:c="26"/></text:p>
      <text:p text:style-name="P8"><text:bookmark text:name="_GoBack"/><text:s text:c="25"/></text:p>
      <text:p text:style-name="P9">Ингредиенты для мясной <text:s/>и <text:s/>мясоперерабатывающей <text:s/>промышленности.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Фосфаты</text:p>
          </table:table-cell>
          <table:table-cell table:style-name="Таблица1.A1" office:value-type="string">
            <text:p text:style-name="P4">Комплексные пищевые добавки</text:p>
          </table:table-cell>
        </table:table-row>
        <table:table-row table:style-name="Таблица1.2">
          <table:table-cell table:style-name="Таблица1.A1" office:value-type="string">
            <text:p text:style-name="P6">Триполифосфат натрия</text:p>
            <text:p text:style-name="P6">Кислый пирофосфат натрия</text:p>
            <text:p text:style-name="P6">Тэтрафосфат натрия</text:p>
            <text:p text:style-name="P6">Гексаметафосфат натрия</text:p>
            <text:p text:style-name="P6">Пирофосфат калия</text:p>
          </table:table-cell>
          <table:table-cell table:style-name="Таблица1.A1" office:value-type="string">
            <text:p text:style-name="P7">Производство вареных колбас</text:p>
            <text:p text:style-name="P7">Производство полукопченых и копчено-вареных колбас</text:p>
            <text:p text:style-name="P7">Средства для инъецирования и ветчин</text:p>
            <text:p text:style-name="P7">Безфосфатные смеси</text:p>
          </table:table-cell>
        </table:table-row>
        <table:table-row table:style-name="Таблица1.3">
          <table:table-cell table:style-name="Таблица1.A1" office:value-type="string">
            <text:p text:style-name="P4">Стабилизаторы и загустители</text:p>
          </table:table-cell>
          <table:table-cell table:style-name="Таблица1.A1" office:value-type="string">
            <text:p text:style-name="P4">Белки</text:p>
          </table:table-cell>
        </table:table-row>
        <table:table-row table:style-name="Таблица1.4">
          <table:table-cell table:style-name="Таблица1.A1" office:value-type="string">
            <text:p text:style-name="P7">Ксанатновая камедь</text:p>
            <text:p text:style-name="P7">Каррагинан</text:p>
            <text:p text:style-name="P7">Альгинат натрия</text:p>
            <text:p text:style-name="P7">Агар Агар</text:p>
            <text:p text:style-name="P7">Натриевая <text:s/>карбоксиметилцеллюлоза</text:p>
            <text:p text:style-name="P7">Пектин</text:p>
            <text:p text:style-name="P7">Желатин</text:p>
            <text:p text:style-name="P7">Геллановая камедь</text:p>
          </table:table-cell>
          <table:table-cell table:style-name="Таблица1.A1" office:value-type="string">
            <text:p text:style-name="P7">Пшеничная клейковина</text:p>
            <text:p text:style-name="P7">Гороховый белок, Рисовый белок</text:p>
            <text:p text:style-name="P7">Соевый белок</text:p>
            <text:p text:style-name="P7">Молочные и Сывороточные белки</text:p>
            <text:p text:style-name="P7">Казеинат натрия/кальция</text:p>
            <text:p text:style-name="P7">Животные белки (коллагеновые)</text:p>
            <text:p text:style-name="P7">Животные белки крови (Альбумины/Глобины)</text:p>
          </table:table-cell>
        </table:table-row>
        <table:table-row table:style-name="Таблица1.1">
          <table:table-cell table:style-name="Таблица1.A1" office:value-type="string">
            <text:p text:style-name="P5">Антиоксиданты</text:p>
          </table:table-cell>
          <table:table-cell table:style-name="Таблица1.A1" office:value-type="string">
            <text:p text:style-name="P5">Усилители вкуса и запаха</text:p>
          </table:table-cell>
        </table:table-row>
        <table:table-row table:style-name="Таблица1.6">
          <table:table-cell table:style-name="Таблица1.A1" office:value-type="string">
            <text:p text:style-name="P6">Эриторбат натрия</text:p>
            <text:p text:style-name="P6">Эриторбиновая кислота</text:p>
            <text:p text:style-name="P6">Аскорбиновая кислота</text:p>
            <text:p text:style-name="P6">Аскорбат натрия</text:p>
            <text:p text:style-name="P6">Сорбиновая кислота</text:p>
            <text:p text:style-name="P6">Глюконодельталактон</text:p>
            <text:p text:style-name="P7">Сукралоза</text:p>
          </table:table-cell>
          <table:table-cell table:style-name="Таблица1.A1" office:value-type="string">
            <text:p text:style-name="P7">Глутамат натрия, I+G</text:p>
            <text:p text:style-name="P7">Гидролизованный растительный белок</text:p>
            <text:p text:style-name="P7">Дрожжевой экстракт</text:p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4">Консерванты</text:p>
          </table:table-cell>
          <table:table-cell table:style-name="Таблица1.A1" office:value-type="string">
            <text:p text:style-name="P4">Эмульгаторы</text:p>
          </table:table-cell>
        </table:table-row>
        <table:table-row table:style-name="Таблица1.8">
          <table:table-cell table:style-name="Таблица1.A1" office:value-type="string">
            <text:p text:style-name="P7">Сорбат Калия Порошок</text:p>
            <text:p text:style-name="P7">Натамицин</text:p>
            <text:p text:style-name="P7">Низин</text:p>
            <text:p text:style-name="P7">Пропионат Кальция</text:p>
            <text:p text:style-name="P7">Диацетат натрия</text:p>
          </table:table-cell>
          <table:table-cell table:style-name="Таблица1.A1" office:value-type="string">
            <text:p text:style-name="P7">Глицерил моностеарат</text:p>
            <text:p text:style-name="P7">Эфиры моно-и диглицеридов жирных кислот</text:p>
            <text:p text:style-name="P7">Лецитин</text:p>
            <text:p text:style-name="P7">Казеин</text:p>
          </table:table-cell>
        </table:table-row>
        <table:table-row table:style-name="Таблица1.3">
          <table:table-cell table:style-name="Таблица1.A1" office:value-type="string">
            <text:p text:style-name="P4">Волокна</text:p>
          </table:table-cell>
          <table:table-cell table:style-name="Таблица1.A1" office:value-type="string">
            <text:p text:style-name="P4">Крахмал и крамхамальный сахар</text:p>
          </table:table-cell>
        </table:table-row>
        <table:table-row table:style-name="Таблица1.10">
          <table:table-cell table:style-name="Таблица1.A1" office:value-type="string">
            <text:p text:style-name="P7">Соевые волокна</text:p>
            <text:p text:style-name="P7">Гороховые волокна</text:p>
            <text:p text:style-name="P7">Пшеничные волокна</text:p>
            <text:p text:style-name="P7">Смесь растительных волокон</text:p>
          </table:table-cell>
          <table:table-cell table:style-name="Таблица1.A1" office:value-type="string">
            <text:p text:style-name="P7">Декстроза ангидрид,</text:p>
            <text:p text:style-name="P7">Декстроза моногидрид</text:p>
            <text:p text:style-name="P7">Мальтодекстрин</text:p>
            <text:p text:style-name="P7">Кукурузный крахмал</text:p>
            <text:p text:style-name="P7">Картофельный крахмал</text:p>
            <text:p text:style-name="P10">Тапиоковый крахмал</text:p>
          </table:table-cell>
        </table:table-row>
        <table:table-row table:style-name="Таблица1.3">
          <table:table-cell table:style-name="Таблица1.A1" office:value-type="string">
            <text:p text:style-name="P5">Натуральные красители</text:p>
          </table:table-cell>
          <table:table-cell table:style-name="Таблица1.A1" office:value-type="string">
            <text:p text:style-name="P4">Другие</text:p>
          </table:table-cell>
        </table:table-row>
        <table:table-row table:style-name="Таблица1.4">
          <table:table-cell table:style-name="Таблица1.A1" office:value-type="string">
            <text:p text:style-name="P7">Гемоглобин крови</text:p>
            <text:p text:style-name="P7">Порошок паприки</text:p>
            <text:p text:style-name="P7">Экстракт паприки</text:p>
            <text:p text:style-name="P7">Красный рис</text:p>
            <text:p text:style-name="P7">Свекла Красная</text:p>
          </table:table-cell>
          <table:table-cell table:style-name="Таблица1.A1" office:value-type="string">
            <text:p text:style-name="P7">Панировки</text:p>
            <text:p text:style-name="P7">Стартовые культуры микроорганизмов</text:p>
            <text:p text:style-name="P7">Папаин</text:p>
            <text:p text:style-name="P7">Аминокислоты (Глицин)</text:p>
            <text:p text:style-name="P7">Пепсин/протепсин</text:p>
          </table:table-cell>
        </table:table-row>
        <table:table-row table:style-name="Таблица1.1"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-BoldMT" svg:font-family="Arial-BoldMT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 style:parent-style-name="Header">
      <style:text-properties style:font-name-complex="Times New Roman1"/>
    </style:style>
    <style:style style:name="MT1" style:family="text">
      <style:text-properties style:font-name="Times New Roman" fo:language="en" fo:country="US" style:font-name-complex="Times New Roman1"/>
    </style:style>
    <style:style style:name="MT2" style:family="text">
      <style:text-properties style:font-name="Times New Roman" style:font-name-complex="Times New Roman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28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199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Рисунок 9" text:anchor-type="char" svg:x="14.91cm" svg:y="-1.882cm" svg:width="1.72cm" svg:height="1.72cm" draw:z-index="1"><draw:image xlink:href="Pictures/1000000000000041000000414889B398BBBCCDAA.png" xlink:type="simple" xlink:show="embed" xlink:actuate="onLoad" draw:mime-type="image/png"/></draw:frame><draw:frame text:anchor-type="char" draw:z-index="0" draw:name="Рисунок 10" draw:style-name="Mgr1" draw:text-style-name="MP1" svg:width="4.261cm" svg:height="1.689cm" svg:x="10.493cm" svg:y="-0.014cm"><draw:image xlink:href="Pictures/10000000000000B300000047A88B63BD3B81B6FA.png" xlink:type="simple" xlink:show="embed" xlink:actuate="onLoad" draw:mime-type="image/png"><text:p/></draw:image></draw:frame></text:p>
        <text:p text:style-name="MP2">Ставрополь, <text:s/>Старомарьевское <text:s/>шоссе, 24а. </text:p>
        <text:p text:style-name="MP2">Тел: +78652282538, +78652283205<text:tab/></text:p>
        <text:p text:style-name="Header"><text:span text:style-name="MT1">https</text:span><text:span text:style-name="MT2">://</text:span><text:span text:style-name="MT1">atlantstavropol</text:span><text:span text:style-name="MT2">.</text:span><text:span text:style-name="MT1">github</text:span><text:span text:style-name="MT2">.</text:span><text:span text:style-name="MT1">io</text:span><text:span text:style-name="MT2">/</text:span><text:span text:style-name="MT1">atlant</text:span><text:span text:style-name="MT2">/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haritonov Roman</meta:initial-creator>
    <meta:editing-cycles>18</meta:editing-cycles>
    <meta:creation-date>2022-06-14T12:47:00</meta:creation-date>
    <dc:date>2022-06-14T19:54:16.442930749</dc:date>
    <meta:editing-duration>PT1H55M46S</meta:editing-duration>
    <meta:generator>LibreOffice/7.3.3.2$Linux_X86_64 LibreOffice_project/30$Build-2</meta:generator>
    <meta:document-statistic meta:table-count="1" meta:image-count="1" meta:object-count="0" meta:page-count="1" meta:paragraph-count="81" meta:word-count="173" meta:character-count="1615" meta:non-whitespace-character-count="1462"/>
    <meta:user-defined meta:name="AppVersion">14.0000</meta:user-defined>
    <meta:template xlink:type="simple" xlink:actuate="onRequest" xlink:title="Normal" xlink:href=""/>
  </office:meta>
</office:document-meta>
</file>